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6pt solid #d9d9e3"/>
    </style:style>
    <style:style style:name="P2" style:family="paragraph" style:parent-style-name="Text_20_body">
      <style:paragraph-properties fo:padding="0.0193in" fo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so 2: Movimiento de la Serpiente</text:h>
      <text:p text:style-name="P2">El siguiente paso es hacer que la serpiente se mueva. Para hacerlo, actualizaremos la posición de los segmentos en cada iteración del bucle del juego.</text:p>
      <text:p text:style-name="P2">Podemos manejar la dirección de la serpiente usando las teclas del teclado y actualizar la posición de la serpiente en consecuencia.</text:p>
      <text:h text:style-name="P1" text:outline-level="3">Paso 3: Comida para la Serpiente</text:h>
      <text:p text:style-name="P2">La serpiente necesita algo para comer. Crearemos "comida" en posiciones aleatorias en la pantalla. Cuando la serpiente come la comida, crecerá añadiendo un nuevo segmento.</text:p>
      <text:h text:style-name="P1" text:outline-level="3">Paso 4: Colisiones y Puntuación</text:h>
      <text:p text:style-name="P2">Debemos manejar las colisiones: cuando la serpiente choca contra sí misma o contra los bordes de la pantalla, el juego terminará. Además, cada vez que la serpiente come, aumentaremos la puntuación del jugador.</text:p>
      <text:h text:style-name="P1" text:outline-level="3">Paso 5: Mejoras y Fin del Juego</text:h>
      <text:p text:style-name="P2">Finalmente, podemos agregar una pantalla de inicio, una pantalla de fin de juego y cualquier otra mejora estética o funcional que dese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4:03:19.430165115</meta:creation-date>
    <dc:date>2024-02-01T14:10:42.291599919</dc:date>
    <meta:editing-duration>PT7M23S</meta:editing-duration>
    <meta:editing-cycles>1</meta:editing-cycles>
    <meta:document-statistic meta:table-count="0" meta:image-count="0" meta:object-count="0" meta:page-count="1" meta:paragraph-count="9" meta:word-count="150" meta:character-count="927" meta:non-whitespace-character-count="786"/>
    <meta:generator>LibreOffice/7.5.5.2$Linux_X86_64 LibreOffice_project/50$Build-2</meta:generator>
  </office:meta>
</office:document-meta>
</file>